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leRadiu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string">
            <text:p>Size</text:p>
          </table:table-cell>
          <table:table-cell office:value-type="string">
            <text:p>TileRadius</text:p>
          </table:table-cell>
          <table:table-cell/>
          <table:table-cell>
            <draw:frame table:end-cell-address="tileRadius.O34" table:end-x="0.987cm" table:end-y="0.287cm" draw:z-index="0" draw:style-name="gr1" draw:text-style-name="P1" svg:width="24.576cm" svg:height="13.906cm" svg:x="1.25cm" svg:y="0.172cm">
              <draw:object draw:notify-on-update-of-ranges="tileRadius.A3:tileRadius.A3 tileRadius.A4:tileRadius.A12 tileRadius.B3:tileRadius.B3 tileRadius.B4:tileRadius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table:number-columns-repeated="2"/>
        </table:table-row>
      </table:table>
      <table:table table:name="turnSpeed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size</text:p>
          </table:table-cell>
          <table:table-cell office:value-type="string">
            <text:p>turnSpeedAngle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>
            <draw:frame table:end-cell-address="turnSpeed.L25" table:end-x="0.68cm" table:end-y="0.288cm" draw:z-index="0" draw:style-name="gr1" draw:text-style-name="P1" svg:width="15.982cm" svg:height="8.998cm" svg:x="0.505cm" svg:y="0.331cm">
              <draw:object draw:notify-on-update-of-ranges="turnSpeed.A3:turnSpeed.A3 turnSpeed.A4:turnSpeed.A8 turnSpeed.B3:turnSpeed.B3 turnSpeed.B4:turnSpeed.B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24.01.2017</text:date>, <text:time>00:17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Schelker</meta:initial-creator>
    <meta:creation-date>2017-01-23T23:39:44.65</meta:creation-date>
    <dc:date>2017-01-24T00:17:56.62</dc:date>
    <dc:creator>Julian Schelker</dc:creator>
    <meta:editing-duration>PT7M51S</meta:editing-duration>
    <meta:editing-cycles>1</meta:editing-cycles>
    <meta:document-statistic meta:table-count="3" meta:cell-count="20" meta:object-count="2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77cm" svg:height="13.907cm" xlink:href=".." xlink:type="simple" chart:class="chart:scatter" chart:style-name="ch1">
        <chart:legend chart:legend-position="end" svg:x="21.222cm" svg:y="6.399cm" style:legend-expansion="high" chart:style-name="ch2"/>
        <chart:plot-area chart:style-name="ch3" table:cell-range-address="tileRadius.A3:tileRadius.B12" chart:data-source-has-labels="row" svg:x="0.941cm" svg:y="1.247cm" svg:width="19.299cm" svg:height="11.962cm">
          <chartooo:coordinate-region svg:x="1.573cm" svg:y="1.449cm" svg:width="18.284cm" svg:height="11.1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leRadius.B4:tileRadius.B12" chart:label-cell-address="tileRadius.B3:tileRadius.B3" chart:class="chart:scatter">
            <chart:domain table:cell-range-address="tileRadius.A4:tileRadius.A12"/>
            <chart:regression-curve chart:style-name="ch8">
              <chart:equation chart:display-r-square="tru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y</text:p>
                <draw:g>
                  <svg:desc>tileRadius.B3:tileRadius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leRadius.A4:tileRadius.A12</svg:desc>
                </draw:g>
              </table:table-cell>
              <table:table-cell office:value-type="float" office:value="10">
                <text:p>10</text:p>
                <draw:g>
                  <svg:desc>tileRadius.B4:tileRadius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8.999cm" xlink:href=".." xlink:type="simple" chart:class="chart:scatter" chart:style-name="ch1">
        <chart:legend chart:legend-position="end" svg:x="12.268cm" svg:y="3.945cm" style:legend-expansion="high" chart:style-name="ch2"/>
        <chart:plot-area chart:style-name="ch3" table:cell-range-address="turnSpeed.A3:turnSpeed.B8" chart:data-source-has-labels="row" svg:x="0.769cm" svg:y="0.851cm" svg:width="10.861cm" svg:height="7.549cm">
          <chartooo:coordinate-region svg:x="1.211cm" svg:y="1.054cm" svg:width="10.036cm" svg:height="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urnSpeed.B4:turnSpeed.B8" chart:label-cell-address="turnSpeed.B3:turnSpeed.B3" chart:class="chart:scatter">
            <chart:domain table:cell-range-address="turnSpeed.A4:turnSpeed.A8"/>
            <chart:regression-curve chart:style-name="ch8">
              <chart:equation chart:display-r-square="tru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y</text:p>
                <draw:g>
                  <svg:desc>turnSpeed.B3:turnSpeed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urnSpeed.A4:turnSpeed.A8</svg:desc>
                </draw:g>
              </table:table-cell>
              <table:table-cell office:value-type="float" office:value="6">
                <text:p>6</text:p>
                <draw:g>
                  <svg:desc>turnSpeed.B4:turnSpeed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